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.035cm" draw:stroke-linejoin="miter" draw:fill="none" draw:textarea-vertical-align="top" draw:auto-grow-height="false" draw:fit-to-size="false" fo:min-height="14.086cm" fo:min-width="23.315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fo:min-height="14.086cm" fo:min-width="23.569cm" fo:padding-top="0.381cm" fo:padding-bottom="0.381cm" fo:padding-left="0.508cm" fo:padding-right="0.508cm" fo:wrap-option="wrap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fo:min-height="14.086cm" fo:min-width="23.315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9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1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497cm" fo:min-width="11.14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draw:fill="none" fo:min-height="18.152cm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1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1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1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fo:min-height="1.776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6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226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color="#00cc33" fo:font-size="28pt" style:font-size-asian="28pt" style:font-size-complex="28pt"/>
    </style:style>
    <style:style style:name="P17" style:family="paragraph">
      <style:paragraph-properties fo:text-align="center"/>
      <style:text-properties fo:color="#ff0000" fo:font-size="28pt" style:font-size-asian="28pt" style:font-size-complex="2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1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top="0cm" fo:margin-bottom="0cm" fo:line-height="100%" fo:text-align="start" style:writing-mode="lr-tb"/>
    </style:style>
    <style:style style:name="P30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1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90%" fo:text-align="start" style:writing-mode="lr-tb"/>
    </style:style>
    <style:style style:name="P33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center" style:writing-mode="rl-tb"/>
    </style:style>
    <style:style style:name="P36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4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5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6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8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9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51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52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53" style:family="paragraph">
      <loext:graphic-properties draw:fill="bitmap" draw:fill-image-name="msFillBitmap_20_15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urier New1" fo:font-size="18pt" fo:hyphenate="false"/>
    </style:style>
    <style:style style:name="P55" style:family="paragraph">
      <loext:graphic-properties draw:fill="bitmap" draw:fill-image-name="msFillBitmap_20_1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6" style:family="paragraph">
      <style:paragraph-properties fo:margin-left="1.693cm" fo:margin-right="0cm" fo:margin-top="0cm" fo:margin-bottom="0cm" fo:line-height="90%" fo:text-align="start" fo:text-indent="-1.692cm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bitmap" draw:fill-image-name="msFillBitmap_20_1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8" style:family="paragraph">
      <loext:graphic-properties draw:fill="bitmap" draw:fill-image-name="msFillBitmap_20_18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9" style:family="paragraph">
      <loext:graphic-properties draw:fill="bitmap" draw:fill-image-name="msFillBitmap_20_1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60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61" style:family="paragraph">
      <style:paragraph-properties fo:text-align="start" style:writing-mode="lr-tb"/>
    </style:style>
    <style:style style:name="P62" style:family="paragraph">
      <style:paragraph-properties fo:text-align="start" style:writing-mode="lr-tb"/>
      <style:text-properties fo:font-size="44pt"/>
    </style:style>
    <style:style style:name="P63" style:family="paragraph">
      <loext:graphic-properties draw:fill="none" draw:fill-color="#ffffff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" style:family="text">
      <style:text-properties fo:color="#ff0000"/>
    </style:style>
    <style:style style:name="T12" style:family="text">
      <style:text-properties fo:color="#00cc33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9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0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9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2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size="44pt"/>
    </style:style>
    <style:style style:name="T68" style:family="text">
      <style:text-properties fo:font-size="36pt"/>
    </style:style>
    <style:style style:name="T69" style:family="text">
      <style:text-properties fo:font-size="36pt" fo:font-weight="bold" style:font-weight-asian="bold" style:font-weight-complex="bold"/>
    </style:style>
    <style:style style:name="T70" style:family="text">
      <style:text-properties fo:color="#009933" fo:font-size="36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</text:span><text:span text:style-name="T1">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</text:span><text:span text:style-name="T2">Ofir Pele</text:span></text:p>
              </text:list-item>
              <text:list-item>
                <text:p text:style-name="P3"><text:span text:style-name="T2">Version 2: Dr. </text:span><text:span text:style-name="T2">Miri Ben-Nissan</text:span></text:p>
              </text:list-item>
              <text:list-item>
                <text:p text:style-name="P3"><text:span text:style-name="T2">Version 3: Dr. </text:span><text:span text:style-name="T2">Erel Segal-</text:span><text:span text:style-name="T2">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 </text:span><text:span text:style-name="T3">– two </text:span><text:span text:style-name="T3">defini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0" draw:layer="layout" svg:width="24.33cm" svg:height="14.847cm" svg:x="0.816cm" svg:y="3.409cm">
          <text:list text:style-name="L3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</text:span><text:span text:style-name="T5"> name to existing objec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</text:span><text:span text:style-name="T3">,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4" draw:text-style-name="P10" draw:layer="layout" svg:width="24.584cm" svg:height="14.847cm" svg:x="0.816cm" svg:y="3.409cm">
          <text:list text:style-name="L4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</text:span><text:span text:style-name="T5"> name to existing object.</text:span></text:p>
            </text:list-item>
          </text:list>
          <text:p text:style-name="P12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/text:span><text:span text:style-name="T9"><text:line-break/></text:span><text:span text:style-name="T9"> <text:s text:c="11"/>// initialized only </text:span></text:p>
          <text:p text:style-name="P12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</text:span><text:span text:style-name="T3">,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10" draw:layer="layout" svg:width="24.33cm" svg:height="14.847cm" svg:x="0.816cm" svg:y="3.409cm">
          <text:list text:style-name="L4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</text:span><text:span text:style-name="T5"> name to existing object.</text:span></text:p>
            </text:list-item>
          </text:list>
          <text:p text:style-name="P12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text:s text:c="14"/>// initialized only </text:span></text:p>
          <text:p text:style-name="P12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6">int</text:span><text:span text:style-name="T7">* k = </text:span><text:span text:style-name="T6">new</text:span><text:span text:style-name="T7"> </text:span><text:span text:style-name="T6">int</text:span><text:span text:style-name="T7">(); </text:span><text:span text:style-name="T7"><text:line-break/></text:span><text:span text:style-name="T7">j = k; </text:span><text:span text:style-name="T10">// error k is a pointer </text:span><text:span text:style-name="T9"><text:line-break/></text:span><text:span text:style-name="T7">j = *k; </text:span><text:span text:style-name="T9">// ok j and i equals to *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5" draw:id="id5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</text:span><text:span text:style-name="T3">Reference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4">Pointer</text:p>
              </table:table-cell>
              <table:table-cell>
                <text:p text:style-name="P14">Reference</text:p>
              </table:table-cell>
            </table:table-row>
            <table:table-row table:style-name="ro1" table:default-cell-style-name="ce1">
              <table:table-cell table:style-name="ce2">
                <text:p text:style-name="P14">Initialization</text:p>
              </table:table-cell>
              <table:table-cell>
                <text:p text:style-name="P15">Optional</text:p>
              </table:table-cell>
              <table:table-cell>
                <text:p text:style-name="P15">Mandatory</text:p>
              </table:table-cell>
            </table:table-row>
            <table:table-row table:style-name="ro1">
              <table:table-cell table:style-name="ce2">
                <text:p text:style-name="P14">Dynamic</text:p>
              </table:table-cell>
              <table:table-cell table:style-name="ce3">
                <text:p text:style-name="P16">Yes</text:p>
              </table:table-cell>
              <table:table-cell table:style-name="ce4">
                <text:p text:style-name="P17">No</text:p>
              </table:table-cell>
            </table:table-row>
            <table:table-row table:style-name="ro1">
              <table:table-cell table:style-name="ce2">
                <text:p text:style-name="P14">Arithmetic</text:p>
              </table:table-cell>
              <table:table-cell table:style-name="ce3">
                <text:p text:style-name="P16">Yes</text:p>
              </table:table-cell>
              <table:table-cell table:style-name="ce4">
                <text:p text:style-name="P17">No</text:p>
              </table:table-cell>
            </table:table-row>
            <table:table-row table:style-name="ro1">
              <table:table-cell table:style-name="ce2">
                <text:p text:style-name="P14">Always defined</text:p>
              </table:table-cell>
              <table:table-cell table:style-name="ce4">
                <text:p text:style-name="P17"><text:span text:style-name="T11">No</text:span></text:p>
              </table:table-cell>
              <table:table-cell table:style-name="ce3">
                <text:p text:style-name="P16"><text:span text:style-name="T12">Yes</text:span></text:p>
              </table:table-cell>
            </table:table-row>
            <table:table-row table:style-name="ro1">
              <table:table-cell table:style-name="ce2">
                <text:p text:style-name="P14">Notation</text:p>
              </table:table-cell>
              <table:table-cell table:style-name="ce4">
                <text:p text:style-name="P17"><text:span text:style-name="T11">(*p), <text:s text:c="3"/>p-&gt;x</text:span></text:p>
              </table:table-cell>
              <table:table-cell table:style-name="ce3">
                <text:p text:style-name="P16"><text:span text:style-name="T12">r, <text:s text:c="7"/>r.x</text:span></text:p>
              </table:table-cell>
            </table:table-row>
            <table:table-row table:style-name="ro2">
              <table:table-cell table:style-name="ce2">
                <text:p text:style-name="P14">Containers</text:p>
              </table:table-cell>
              <table:table-cell table:style-name="ce3">
                <text:p text:style-name="P16"><text:span text:style-name="T12">Yes</text:span></text:p>
              </table:table-cell>
              <table:table-cell table:style-name="ce4">
                <text:p text:style-name="P17"><text:span text:style-name="T11">N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famous </text:span><text:span text:style-name="T3">swap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0" draw:layer="layout" svg:width="11.049cm" svg:height="5.842cm" svg:x="0.762cm" svg:y="12.446cm" presentation:class="outline" presentation:user-transformed="true">
          <draw:text-box>
            <text:p text:style-name="P19"><text:span text:style-name="T13">// C version </text:span><text:span text:style-name="T13"><text:line-break/></text:span><text:span text:style-name="T14">void</text:span><text:span text:style-name="T15"> swap (</text:span><text:span text:style-name="T14">int</text:span><text:span text:style-name="T15"> *a, </text:span><text:span text:style-name="T14">int</text:span><text:span text:style-name="T15"> *b) { </text:span><text:span text:style-name="T15"><text:line-break/></text:span><text:span text:style-name="T15">   </text:span><text:span text:style-name="T14">int</text:span><text:span text:style-name="T15"> t = *a; </text:span><text:span text:style-name="T15"><text:line-break/></text:span><text:span text:style-name="T15">   *a = *b; </text:span><text:span text:style-name="T15"><text:line-break/></text:span><text:span text:style-name="T15">   *b = t; </text:span><text:span text:style-name="T15"><text:line-break/></text:span><text:span text:style-name="T15">}</text:span></text:p>
          </draw:text-box>
        </draw:frame>
        <draw:custom-shape draw:name="Text Box 4" draw:style-name="gr6" draw:text-style-name="P22" draw:layer="layout" svg:width="12.673cm" svg:height="5.845cm" svg:x="12.192cm" svg:y="12.192cm">
          <text:p text:style-name="P21"><text:span text:style-name="T16">// C++ version </text:span><text:span text:style-name="T16"><text:line-break/></text:span><text:span text:style-name="T17">void</text:span><text:span text:style-name="T18"> swap (</text:span><text:span text:style-name="T17">int</text:span><text:span text:style-name="T18"> &amp;a, </text:span><text:span text:style-name="T17">int</text:span><text:span text:style-name="T18"> &amp;b) { </text:span><text:span text:style-name="T18"><text:line-break/></text:span><text:span text:style-name="T18">   </text:span><text:span text:style-name="T17">int</text:span><text:span text:style-name="T18"> t = a; </text:span><text:span text:style-name="T18"><text:line-break/></text:span><text:span text:style-name="T18">   a = b; </text:span><text:span text:style-name="T18"><text:line-break/></text:span><text:span text:style-name="T18">   b = t; </text:span><text:span text:style-name="T18"><text:line-break/></text:span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TextBox 3" draw:style-name="gr8" draw:text-style-name="P24" draw:layer="layout" svg:width="12.995cm" svg:height="11.256cm" svg:x="11.135cm" svg:y="1.19cm">
          <text:p text:style-name="P23"><text:span text:style-name="T16">// Wrong version</text:span></text:p>
          <text:p text:style-name="P23"><text:span text:style-name="T17">void</text:span><text:span text:style-name="T18"> swap(</text:span><text:span text:style-name="T17">int</text:span><text:span text:style-name="T18"> a, </text:span><text:span text:style-name="T17">int</text:span><text:span text:style-name="T18"> b) { </text:span><text:span text:style-name="T18"><text:line-break/></text:span><text:span text:style-name="T18">   </text:span><text:span text:style-name="T17">int</text:span><text:span text:style-name="T18"> temp = a; </text:span><text:span text:style-name="T18"><text:line-break/></text:span><text:span text:style-name="T18">   a = b; </text:span><text:span text:style-name="T18"><text:line-break/></text:span><text:span text:style-name="T18">   b = temp; </text:span><text:span text:style-name="T18"><text:line-break/></text:span><text:span text:style-name="T18">} </text:span><text:span text:style-name="T18"><text:line-break/></text:span><text:span text:style-name="T17">int</text:span><text:span text:style-name="T18"> main() { </text:span><text:span text:style-name="T18"><text:line-break/></text:span><text:span text:style-name="T18">   </text:span><text:span text:style-name="T17">int</text:span><text:span text:style-name="T18"> x=</text:span><text:span text:style-name="T19">3</text:span><text:span text:style-name="T18">, y=</text:span><text:span text:style-name="T19">7</text:span><text:span text:style-name="T18">; </text:span><text:span text:style-name="T18"><text:line-break/></text:span><text:span text:style-name="T18">   swap(x, y); </text:span><text:span text:style-name="T18"><text:line-break/></text:span><text:span text:style-name="T18">   </text:span><text:span text:style-name="T16">// still x == </text:span><text:span text:style-name="T16">3, y == 7 ! </text:span><text:span text:style-name="T16"><text:line-break/></text:span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7" draw:id="id7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</text:span><text:span text:style-name="T3">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25"><text:span text:style-name="T20">Lvalue</text:span><text:span text:style-name="T21"> =</text:span><text:span text:style-name="T20"> Left Value – </text:span><text:span text:style-name="T21">can appear at left side of =.</text:span></text:p>
            <text:p text:style-name="P25"><text:span text:style-name="T21"><text:s text:c="12"/></text:span><text:span text:style-name="T21">=</text:span><text:span text:style-name="T20"> Located Value – </text:span><text:span text:style-name="T21">has a fixed memory location.</text:span></text:p>
            <text:p text:style-name="P25"><text:span text:style-name="T21"><text:s text:c="15"/></text:span><text:span text:style-name="T21">Examples: <text:s/>variables, references <text:s/>…</text:span></text:p>
            <text:p text:style-name="P25"><text:span text:style-name="T20">Rvalue</text:span><text:span text:style-name="T21"> = not Left Value. <text:s text:c="5"/>Numbers, temporaries</text:span><text:span text:style-name="T20"> </text:span><text:span text:style-name="T21">…</text:span></text:p>
            <text:p text:style-name="P25"><text:span text:style-name="T22">int</text:span><text:span text:style-name="T23"> a=1; </text:span><text:span text:style-name="T23"><text:line-break/></text:span><text:span text:style-name="T23">a=</text:span><text:span text:style-name="T24">5</text:span><text:span text:style-name="T23">; </text:span><text:span text:style-name="T25">// Lvalue = Rvalue, Ok </text:span><text:span text:style-name="T25"><text:line-break/></text:span><text:span text:style-name="T23">a=a; </text:span><text:span text:style-name="T25">// Lvalue = Lvalue, Ok </text:span><text:span text:style-name="T25"><text:line-break/></text:span><text:span text:style-name="T24">5</text:span><text:span text:style-name="T23">=a; </text:span><text:span text:style-name="T25">// Rvalue = Lvalue Comp. error </text:span><text:span text:style-name="T25"><text:line-break/></text:span><text:span text:style-name="T24">5</text:span><text:span text:style-name="T23">=</text:span><text:span text:style-name="T24">5</text:span><text:span text:style-name="T23">; </text:span><text:span text:style-name="T25">// Rvalue = Rvalue Comp. error </text:span></text:p>
            <text:p text:style-name="P25"><text:span text:style-name="T26">a+5=7; </text:span><text:span text:style-name="T23"><text:s/></text:span><text:span text:style-name="T25">// Temporary = Rvalue - Comp. error</text:span></text:p>
            <text:p text:style-name="P25"><text:span text:style-name="T26">f(5)=7; </text:span><text:span text:style-name="T25">// RIDDLE: Is this legal?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 xml:id="id8" draw:id="id8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</text:span><text:span text:style-name="T3">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25"><text:span text:style-name="T20">Lvalue</text:span><text:span text:style-name="T21"> =</text:span><text:span text:style-name="T20"> Left Value – </text:span><text:span text:style-name="T21">can appear at left side of =.</text:span></text:p>
            <text:p text:style-name="P25"><text:span text:style-name="T21"><text:s text:c="12"/></text:span><text:span text:style-name="T21">=</text:span><text:span text:style-name="T20"> Located Value – </text:span><text:span text:style-name="T21">has a fixed memory location.</text:span></text:p>
            <text:p text:style-name="P25"><text:span text:style-name="T21"><text:s text:c="15"/></text:span><text:span text:style-name="T21">Examples: <text:s/>variables, references <text:s/>…</text:span></text:p>
            <text:p text:style-name="P25"><text:span text:style-name="T20">Rvalue</text:span><text:span text:style-name="T21"> = not Left Value. <text:s text:c="5"/>Numbers, temporaries</text:span><text:span text:style-name="T20"> </text:span><text:span text:style-name="T21">…</text:span></text:p>
            <text:p text:style-name="P25"><text:span text:style-name="T22">int</text:span><text:span text:style-name="T23"> a=1; </text:span><text:span text:style-name="T23"><text:line-break/></text:span><text:span text:style-name="T23">a=</text:span><text:span text:style-name="T24">5</text:span><text:span text:style-name="T23">; </text:span><text:span text:style-name="T25">// Lvalue = Rvalue, Ok </text:span><text:span text:style-name="T25"><text:line-break/></text:span><text:span text:style-name="T23">a=a; </text:span><text:span text:style-name="T25">// Lvalue = Lvalue, Ok </text:span><text:span text:style-name="T25"><text:line-break/></text:span><text:span text:style-name="T24">5</text:span><text:span text:style-name="T23">=a; </text:span><text:span text:style-name="T25">// Rvalue = Lvalue Comp. error </text:span><text:span text:style-name="T25"><text:line-break/></text:span><text:span text:style-name="T24">5</text:span><text:span text:style-name="T23">=</text:span><text:span text:style-name="T24">5</text:span><text:span text:style-name="T23">; </text:span><text:span text:style-name="T25">// Rvalue = Rvalue Comp. error </text:span></text:p>
            <text:p text:style-name="P25"><text:span text:style-name="T26">a+5=7; </text:span><text:span text:style-name="T23"><text:s/></text:span><text:span text:style-name="T25">// Temporary = Rvalue - Comp. error</text:span></text:p>
            <text:p text:style-name="P25"><text:span text:style-name="T26">f(5)=7; </text:span><text:span text:style-name="T25">// .. it depends: we will see soon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9" draw:id="id9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</text:span><text:span text:style-name="T3">and </text:span><text:span text:style-name="T3">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27"><text:span text:style-name="T21">non-const Reference – only to a non const Lvalue.</text:span></text:p>
            <text:p text:style-name="P27"><text:span text:style-name="T21">const reference – to both Lvalue and Rvalue</text:span></text:p>
            <text:p text:style-name="P28"><text:span text:style-name="T22">int</text:span><text:span text:style-name="T23"> lv=</text:span><text:span text:style-name="T24">1</text:span><text:span text:style-name="T23">; </text:span><text:span text:style-name="T23"><text:line-break/></text:span><text:span text:style-name="T22">const</text:span><text:span text:style-name="T23"> </text:span><text:span text:style-name="T22">int</text:span><text:span text:style-name="T23"> clv=</text:span><text:span text:style-name="T24">2</text:span><text:span text:style-name="T23">; </text:span><text:span text:style-name="T23"><text:line-break/></text:span><text:span text:style-name="T22">int</text:span><text:span text:style-name="T23">&amp; lvr1=lv; </text:span><text:span text:style-name="T23"><text:line-break/></text:span><text:span text:style-name="T22">int</text:span><text:span text:style-name="T23">&amp; lvr2=lv+</text:span><text:span text:style-name="T24">1</text:span><text:span text:style-name="T23">; </text:span><text:span text:style-name="T27">//error! </text:span><text:span text:style-name="T27"><text:line-break/></text:span><text:span text:style-name="T22">int</text:span><text:span text:style-name="T23">&amp; lvr3=clv; <text:s/></text:span><text:span text:style-name="T27">//error!</text:span><text:span text:style-name="T27"><text:line-break/></text:span><text:span text:style-name="T22">const</text:span><text:span text:style-name="T23"> </text:span><text:span text:style-name="T22">int</text:span><text:span text:style-name="T23">&amp; cr1=clv; </text:span><text:span text:style-name="T23"><text:line-break/></text:span><text:span text:style-name="T22">const</text:span><text:span text:style-name="T23"> </text:span><text:span text:style-name="T22">int</text:span><text:span text:style-name="T23">&amp; cr2=</text:span><text:span text:style-name="T24">5</text:span><text:span text:style-name="T23">+</text:span><text:span text:style-name="T24">5</text:span><text:span text:style-name="T23">;</text:span></text:p>
            <text:p text:style-name="P28"><text:span text:style-name="T23"/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0" draw:id="id10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</text:span><text:span text:style-name="T3">and </text:span><text:span text:style-name="T3">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27"><text:span text:style-name="T21">non-const Reference – only to a non const Lvalue.</text:span></text:p>
            <text:p text:style-name="P27"><text:span text:style-name="T21">const reference – to both Lvalue and Rvalue</text:span></text:p>
            <text:p text:style-name="P28"><text:span text:style-name="T22">int</text:span><text:span text:style-name="T23"> lv=</text:span><text:span text:style-name="T24">1</text:span><text:span text:style-name="T23">; </text:span><text:span text:style-name="T23"><text:line-break/></text:span><text:span text:style-name="T22">const</text:span><text:span text:style-name="T23"> </text:span><text:span text:style-name="T22">int</text:span><text:span text:style-name="T23"> clv=</text:span><text:span text:style-name="T24">2</text:span><text:span text:style-name="T23">; </text:span><text:span text:style-name="T23"><text:line-break/></text:span><text:span text:style-name="T22">int</text:span><text:span text:style-name="T23">&amp; lvr1=lv; </text:span><text:span text:style-name="T23"><text:line-break/></text:span><text:span text:style-name="T22">int</text:span><text:span text:style-name="T23">&amp; lvr2=lv+</text:span><text:span text:style-name="T24">1</text:span><text:span text:style-name="T23">; </text:span><text:span text:style-name="T27">//error! </text:span><text:span text:style-name="T27"><text:line-break/></text:span><text:span text:style-name="T22">int</text:span><text:span text:style-name="T23">&amp; lvr3=clv; <text:s/></text:span><text:span text:style-name="T27">//error!</text:span><text:span text:style-name="T27"><text:line-break/></text:span><text:span text:style-name="T22">const</text:span><text:span text:style-name="T23"> </text:span><text:span text:style-name="T22">int</text:span><text:span text:style-name="T23">&amp; cr1=clv; </text:span><text:span text:style-name="T23"><text:line-break/></text:span><text:span text:style-name="T22">const</text:span><text:span text:style-name="T23"> </text:span><text:span text:style-name="T22">int</text:span><text:span text:style-name="T23">&amp; cr2=</text:span><text:span text:style-name="T24">5</text:span><text:span text:style-name="T23">+</text:span><text:span text:style-name="T24">5</text:span><text:span text:style-name="T23">; // This is useful for</text:span></text:p>
            <text:p text:style-name="P28"><text:span text:style-name="T23"><text:s text:c="20"/></text:span><text:span text:style-name="T23">// Functions arguments </text:span></text:p>
            <text:p text:style-name="P28"><text:span text:style-name="T23"/></text:p>
          </draw:text-box>
        </draw:frame>
        <draw:custom-shape draw:name="מלבן 5" draw:style-name="gr9" draw:text-style-name="P11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 xml:id="id11" draw:id="id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28">A fancy way </text:span><text:span text:style-name="T28">to pass </text:span><text:span text:style-name="T28">arguments to </text:span><text:span text:style-name="T28">func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6" draw:layer="layout" svg:width="23.706cm" svg:height="15.874cm" svg:x="0.847cm" svg:y="3.175cm" presentation:class="outline" presentation:user-transformed="true">
          <draw:text-box>
            <text:p text:style-name="P27"><text:span text:style-name="T29">// Pass by value </text:span><text:span text:style-name="T29"><text:line-break/></text:span><text:span text:style-name="T30">void</text:span><text:span text:style-name="T31"> foo (</text:span><text:span text:style-name="T30">int</text:span><text:span text:style-name="T31"> a) </text:span><text:span text:style-name="T31"><text:line-break/></text:span><text:span text:style-name="T31">{ </text:span><text:span text:style-name="T31"><text:line-break/></text:span><text:span text:style-name="T31">   ... </text:span><text:span text:style-name="T31"><text:line-break/></text:span><text:span text:style-name="T31">} </text:span><text:span text:style-name="T31"><text:line-break/></text:span><text:span text:style-name="T29">// Pass by pointer </text:span><text:span text:style-name="T29"><text:line-break/></text:span><text:span text:style-name="T30">void</text:span><text:span text:style-name="T31"> foo (</text:span><text:span text:style-name="T30">int</text:span><text:span text:style-name="T31"> *pa) </text:span><text:span text:style-name="T31"><text:line-break/></text:span><text:span text:style-name="T31">{ </text:span><text:span text:style-name="T31"><text:line-break/></text:span><text:span text:style-name="T31">   ... </text:span><text:span text:style-name="T31"><text:line-break/></text:span><text:span text:style-name="T31">}</text:span></text:p>
          </draw:text-box>
        </draw:frame>
        <draw:custom-shape draw:name="Text Box 4" draw:style-name="gr6" draw:text-style-name="P11" draw:layer="layout" svg:width="12.673cm" svg:height="5.843cm" svg:x="12.171cm" svg:y="2.991cm">
          <text:p text:style-name="P29"><text:span text:style-name="T32">// pass by const ref </text:span><text:span text:style-name="T32"><text:line-break/></text:span><text:span text:style-name="T33">void</text:span><text:span text:style-name="T34"> foo (</text:span><text:span text:style-name="T33">const</text:span><text:span text:style-name="T34"> </text:span><text:span text:style-name="T33">int</text:span><text:span text:style-name="T34"> &amp;a) </text:span><text:span text:style-name="T34"><text:line-break/></text:span><text:span text:style-name="T34">{ </text:span><text:span text:style-name="T34"><text:line-break/></text:span><text:span text:style-name="T34">   ... </text:span><text:span text:style-name="T34"><text:line-break/></text:span><text:span text:style-name="T3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Rectangle 7" draw:style-name="gr10" draw:text-style-name="P31" draw:layer="layout" svg:width="22.564cm" svg:height="3.888cm" svg:x="1.248cm" svg:y="14.517cm">
          <text:list text:style-name="L6">
            <text:list-item>
              <text:p text:style-name="P30"><text:span text:style-name="T35">Avoid copying objects, 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 xml:id="id12" draw:id="id1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reference </text:span><text:span text:style-name="T3">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6" draw:layer="layout" svg:width="23.706cm" svg:height="15.874cm" svg:x="0.847cm" svg:y="2.963cm" presentation:class="outline" presentation:user-transformed="true">
          <draw:text-box>
            <text:p text:style-name="P27"><text:span text:style-name="T30">class</text:span><text:span text:style-name="T31"> Buffer </text:span><text:span text:style-name="T31"><text:line-break/></text:span><text:span text:style-name="T31">{ </text:span><text:span text:style-name="T31"><text:line-break/></text:span><text:span text:style-name="T31">   </text:span><text:span text:style-name="T30">size_t </text:span><text:span text:style-name="T31">_length; </text:span><text:span text:style-name="T31"><text:line-break/></text:span><text:span text:style-name="T31">   </text:span><text:span text:style-name="T30">int</text:span><text:span text:style-name="T31"> *_buf; </text:span><text:span text:style-name="T31"><text:line-break/></text:span><text:span text:style-name="T30">public</text:span><text:span text:style-name="T31">: </text:span><text:span text:style-name="T31"><text:line-break/></text:span><text:span text:style-name="T31">   Buffer (</text:span><text:span text:style-name="T30">size_t</text:span><text:span text:style-name="T31"> l) : </text:span><text:span text:style-name="T31"><text:line-break/></text:span><text:span text:style-name="T31">   _length (l), </text:span><text:span text:style-name="T31"><text:line-break/></text:span><text:span text:style-name="T31">   _buf (</text:span><text:span text:style-name="T30">new</text:span><text:span text:style-name="T31"> </text:span><text:span text:style-name="T30">int</text:span><text:span text:style-name="T31"> [l]) </text:span><text:span text:style-name="T31"><text:line-break/></text:span><text:span text:style-name="T31">   { </text:span><text:span text:style-name="T31"><text:line-break/></text:span><text:span text:style-name="T31">   } </text:span><text:span text:style-name="T31"><text:line-break/></text:span><text:span text:style-name="T31">   </text:span><text:span text:style-name="T30">int</text:span><text:span text:style-name="T31">&amp; get(</text:span><text:span text:style-name="T30">size_t </text:span><text:span text:style-name="T31">i) </text:span><text:span text:style-name="T31"><text:line-break/></text:span><text:span text:style-name="T31">   { </text:span><text:span text:style-name="T31"><text:line-break/></text:span><text:span text:style-name="T31">      </text:span><text:span text:style-name="T30">return</text:span><text:span text:style-name="T31"> _buf[i]; </text:span><text:span text:style-name="T31"><text:line-break/></text:span><text:span text:style-name="T31">   } </text:span><text:span text:style-name="T31"><text:line-break/></text:span><text:span text:style-name="T31">}; </text:span></text:p>
          </draw:text-box>
        </draw:frame>
        <draw:custom-shape draw:name="Text Box 4" draw:style-name="gr6" draw:text-style-name="P11" draw:layer="layout" svg:width="12.673cm" svg:height="6.655cm" svg:x="12.171cm" svg:y="3.175cm">
          <text:p text:style-name="P23"><text:span text:style-name="T33">int</text:span><text:span text:style-name="T34"> main () </text:span><text:span text:style-name="T34"><text:line-break/></text:span><text:span text:style-name="T34">{ </text:span><text:span text:style-name="T34"><text:line-break/></text:span><text:span text:style-name="T34">   Buffer buf(</text:span><text:span text:style-name="T36">5</text:span><text:span text:style-name="T34">); </text:span><text:span text:style-name="T34"><text:line-break/></text:span><text:span text:style-name="T34">   buf.get(</text:span><text:span text:style-name="T36">0</text:span><text:span text:style-name="T34">)= </text:span><text:span text:style-name="T36">3</text:span><text:span text:style-name="T34">; </text:span><text:span text:style-name="T34"><text:line-break/></text:span><text:span text:style-name="T3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Rectangle 7" draw:style-name="gr11" draw:text-style-name="P33" draw:layer="layout" svg:width="10.9cm" svg:height="5.282cm" svg:x="12.912cm" svg:y="13.123cm">
          <text:p text:style-name="P32"><text:span text:style-name="T35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 xml:id="id13" draw:id="id13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ummary</text:span></text:p>
          </draw:text-box>
        </draw:frame>
        <draw:frame draw:name="מציין מיקום תוכן 2" presentation:style-name="pr8" draw:text-style-name="P26" draw:layer="layout" svg:width="23.706cm" svg:height="15.874cm" svg:x="0.847cm" svg:y="2.54cm" presentation:class="outline" presentation:user-transformed="true">
          <draw:text-box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</draw:text-box>
        </draw:frame>
        <draw:custom-shape draw:name="TextBox 3" draw:style-name="gr8" draw:text-style-name="P34" draw:layer="layout" svg:width="20.954cm" svg:height="1.267cm" svg:x="2.54cm" svg:y="5.927cm">
          <text:p text:style-name="P23"><text:span text:style-name="T33">int</text:span><text:span text:style-name="T34"> * func(</text:span><text:span text:style-name="T33">int</text:span><text:span text:style-name="T34"> *var0, </text:span><text:span text:style-name="T33">int</text:span><text:span text:style-name="T34"> &amp;var1, </text:span><text:span text:style-name="T33">int</text:span><text:span text:style-name="T34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36" draw:layer="layout" svg:width="5.714cm" svg:height="1.961cm" svg:x="1.524cm" svg:y="9.215cm">
          <text:p text:style-name="P35"><text:span text:style-name="T3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12" draw:text-style-name="P37" draw:layer="layout" svg:width="6.984cm" svg:height="2.502cm" svg:x="7.874cm" svg:y="10.198cm">
          <text:p text:style-name="P35"><text:span text:style-name="T3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12" draw:text-style-name="P36" draw:layer="layout" svg:width="4.852cm" svg:height="2.116cm" svg:x="15.722cm" svg:y="9.906cm">
          <text:p text:style-name="P35"><text:span text:style-name="T3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9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0" draw:layer="layout" svg:width="8.545cm" svg:height="1.419cm" svg:x="11.174cm" svg:y="27.01cm" presentation:class="page-number" presentation:user-transformed="true">
            <draw:text-box>
              <text:p text:style-name="P39"><text:span text:style-name="T38"><text:page-number>&lt;number&gt;</text:page-number></text:span></text:p>
            </draw:text-box>
          </draw:frame>
        </presentation:notes>
      </draw:page>
      <draw:page draw:name="References - why?" draw:style-name="dp1" draw:master-page-name="כותרת_20_ותוכן" presentation:presentation-page-layout-name="AL2T11" xml:id="id14" draw:id="id14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</text:span><text:span text:style-name="T3">- why?</text:span></text:p>
          </draw:text-box>
        </draw:frame>
        <draw:frame draw:name="מציין מיקום תוכן 2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41"><text:span text:style-name="T20"/></text:p>
            <text:list text:style-name="L7">
              <text:list-item>
                <text:p text:style-name="P41"><text:span text:style-name="T20">Efficiency – avoid copying arguments</text:span></text:p>
              </text:list-item>
              <text:list-item>
                <text:p text:style-name="P41"><text:span text:style-name="T21">Enables modifying variables outside a function</text:span></text:p>
              </text:list-item>
              <text:list-item>
                <text:p text:style-name="P41"><text:span text:style-name="T39">But that can be done with pointers too!</text:span></text:p>
              </text:list-item>
              <text:list-item>
                <text:p text:style-name="P41"><text:span text:style-name="T21">Everything that can be done with references, can be done with pointers </text:span></text:p>
              </text:list-item>
              <text:list-item>
                <text:p text:style-name="P41"><text:span text:style-name="T21">But some “dangerous” features of pointers cannot be done (or harder to do) with references</text:span></text:p>
              </text:list-item>
              <text:list-item>
                <text:p text:style-name="P41"><text:span text:style-name="T21">Easier to optimize by the compiler</text:span></text:p>
              </text:list-item>
              <text:list-item>
                <text:p text:style-name="P41"><text:span text:style-name="T21">More convenient in many cases (see examples)</text:span></text:p>
              </text:list-item>
              <text:list-item>
                <text:p text:style-name="P41"><text:span text:style-name="T20">Widely used as parameters and return values</text:span></text:p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0" draw:layer="layout" svg:width="8.545cm" svg:height="1.419cm" svg:x="11.174cm" svg:y="27.01cm" presentation:class="page-number" presentation:user-transformed="true">
            <draw:text-box>
              <text:p text:style-name="P39"><text:span text:style-name="T38"><text:page-number>&lt;number&gt;</text:page-number></text:span></text:p>
            </draw:text-box>
          </draw:frame>
        </presentation:notes>
      </draw:page>
      <draw:page draw:name="Reference – more" draw:style-name="dp1" draw:master-page-name="כותרת_20_ותוכן" presentation:presentation-page-layout-name="AL2T11" xml:id="id15" draw:id="id15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 </text:span><text:span text:style-name="T3">– more</text:span></text:p>
          </draw:text-box>
        </draw:frame>
        <draw:frame draw:name="מציין מיקום תוכן 2" presentation:style-name="pr8" draw:text-style-name="P26" draw:layer="layout" svg:width="23.706cm" svg:height="15.874cm" svg:x="0.847cm" svg:y="2.54cm" presentation:class="outline" presentation:user-transformed="true">
          <draw:text-box>
            <text:p text:style-name="P27"><text:span text:style-name="T21"/></text:p>
            <text:list text:style-name="L7">
              <text:list-item>
                <text:p text:style-name="P27"><text:span text:style-name="T21">Like with pointers, don’t return a pointer or reference to a local variable</text:span></text:p>
              </text:list-item>
              <text:list-item>
                <text:p text:style-name="P27"><text:span text:style-name="T21">You can return a pointer or a reference to a variable that will survive the function call, for example: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40">A heap variable (malloc, new, etc.)</text:span></text:p>
                  </text:list-item>
                  <text:list-item>
                    <text:p text:style-name="P42"><text:span text:style-name="T40">A variable from a lower part of the stack</text:span></text:p>
                  </text:list-item>
                  <text:list-item>
                    <text:p text:style-name="P42"><text:span text:style-name="T40">Globals, static variables and static members of a clas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9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0" draw:layer="layout" svg:width="8.545cm" svg:height="1.419cm" svg:x="11.174cm" svg:y="27.01cm" presentation:class="page-number" presentation:user-transformed="true">
            <draw:text-box>
              <text:p text:style-name="P39"><text:span text:style-name="T38"><text:page-number>&lt;number&gt;</text:page-number></text:span></text:p>
            </draw:text-box>
          </draw:frame>
        </presentation:notes>
      </draw:page>
      <draw:page draw:name="page16" draw:style-name="dp1" draw:master-page-name="כותרת_20_ותוכן" presentation:presentation-page-layout-name="AL2T11" xml:id="id16" draw:id="id16">
        <office:forms form:automatic-focus="false" form:apply-design-mode="false"/>
        <draw:custom-shape draw:name="TextBox 3" draw:style-name="gr8" draw:text-style-name="P34" draw:layer="layout" svg:width="23.908cm" svg:height="17.114cm" svg:x="0.856cm" svg:y="0.635cm">
          <text:p text:style-name="P23"><text:span text:style-name="T33">void</text:span><text:span text:style-name="T34"> add(Point&amp; a, Point b) </text:span><text:span text:style-name="T34"><text:line-break/></text:span><text:span text:style-name="T34">{ </text:span><text:span text:style-name="T34"><text:line-break/></text:span><text:span text:style-name="T34"><text:tab/></text:span><text:span text:style-name="T32">// a is reference, b is a copy </text:span><text:span text:style-name="T32"><text:line-break/></text:span><text:span text:style-name="T32"><text:tab/></text:span><text:span text:style-name="T34">a._x+= b._x; </text:span><text:span text:style-name="T34"><text:line-break/></text:span><text:span text:style-name="T34"><text:tab/></text:span><text:span text:style-name="T34">a._y+= b._y; </text:span><text:span text:style-name="T34"><text:line-break/></text:span><text:span text:style-name="T34">}</text:span></text:p>
          <text:p text:style-name="P23"><text:span text:style-name="T34"><text:s/>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<text:tab/></text:span><text:span text:style-name="T34">Point p1(</text:span><text:span text:style-name="T36">2</text:span><text:span text:style-name="T34">,</text:span><text:span text:style-name="T36">3</text:span><text:span text:style-name="T34">), p2(</text:span><text:span text:style-name="T36">4</text:span><text:span text:style-name="T34">,</text:span><text:span text:style-name="T36">5</text:span><text:span text:style-name="T34">); </text:span><text:span text:style-name="T34"><text:line-break/></text:span><text:span text:style-name="T34"><text:tab/></text:span><text:span text:style-name="T34">add(p1,p2); </text:span><text:span text:style-name="T32">// note: we don’t send pointers! </text:span><text:span text:style-name="T32"><text:line-break/></text:span><text:span text:style-name="T32"><text:tab/></text:span><text:span text:style-name="T32"><text:tab/></text:span><text:span text:style-name="T32"> <text:s text:c="4"/>// p1 is now (6,8) </text:span></text:p>
          <text:p text:style-name="P23"><text:span text:style-name="T34"><text:tab/></text:span><text:span text:style-name="T34">...</text:span><text:span text:style-name="T32"><text:line-break/></text:span><text:span text:style-name="T3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 xml:id="id17" draw:id="id17">
        <office:forms form:automatic-focus="false" form:apply-design-mode="false"/>
        <draw:frame draw:name="מציין מיקום תוכן 2" presentation:style-name="pr7" draw:text-style-name="P26" draw:layer="layout" svg:width="21.589cm" svg:height="12.699cm" svg:x="2.54cm" svg:y="6.138cm" presentation:class="outline" presentation:user-transformed="true">
          <draw:text-box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</draw:text-box>
        </draw:frame>
        <draw:custom-shape draw:name="TextBox 6" draw:style-name="gr8" draw:text-style-name="P34" draw:layer="layout" svg:width="24.552cm" svg:height="18.333cm" svg:x="0.423cm" svg:y="0.041cm">
          <text:p text:style-name="P23"><text:span text:style-name="T33">void</text:span><text:span text:style-name="T34"> add(Point&amp; a, </text:span><text:span text:style-name="T33">const</text:span><text:span text:style-name="T34"> Point&amp; b) </text:span><text:span text:style-name="T34"><text:line-break/></text:span><text:span text:style-name="T34">{ </text:span><text:span text:style-name="T34"><text:line-break/></text:span><text:span text:style-name="T34">   </text:span><text:span text:style-name="T32">// a is reference, </text:span></text:p>
          <text:p text:style-name="P23"><text:span text:style-name="T32"><text:s text:c="3"/></text:span><text:span text:style-name="T32">// b is a const ref </text:span><text:span text:style-name="T32"><text:line-break/></text:span><text:span text:style-name="T32"> <text:s text:c="2"/></text:span><text:span text:style-name="T34">a._x+= b._x; </text:span><text:span text:style-name="T34"><text:line-break/></text:span><text:span text:style-name="T34">   a._y+= b._y; </text:span><text:span text:style-name="T34"><text:line-break/></text:span><text:span text:style-name="T34">}</text:span></text:p>
          <text:p text:style-name="P23"><text:span text:style-name="T34"><text:s/>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Point p1(</text:span><text:span text:style-name="T36">2</text:span><text:span text:style-name="T34">,</text:span><text:span text:style-name="T36">3</text:span><text:span text:style-name="T34">), p2(</text:span><text:span text:style-name="T36">4</text:span><text:span text:style-name="T34">,</text:span><text:span text:style-name="T36">5</text:span><text:span text:style-name="T34">); </text:span><text:span text:style-name="T34"><text:line-break/></text:span><text:span text:style-name="T34">   add(p1,p2); </text:span><text:span text:style-name="T32">// note: we dont send pointers! </text:span><text:span text:style-name="T32"><text:line-break/></text:span><text:span text:style-name="T32">   </text:span><text:span text:style-name="T32"><text:tab/></text:span><text:span text:style-name="T32"><text:tab/></text:span><text:span text:style-name="T32">// p1 is now (6,8)</text:span></text:p>
          <text:p text:style-name="P23"><text:span text:style-name="T34"><text:s text:c="3"/></text:span><text:span text:style-name="T34">... </text:span><text:span text:style-name="T34"><text:line-break/></text:span><text:span text:style-name="T3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3" draw:text-style-name="P44" draw:layer="layout" svg:width="13.208cm" svg:height="5cm" svg:x="12.7cm" svg:y="3.387cm">
          <text:list text:style-name="L9">
            <text:list-item>
              <text:p text:style-name="P43"><text:span text:style-name="T41">b is Reference =&gt; is not copied</text:span></text:p>
            </text:list-item>
            <text:list-item>
              <text:p text:style-name="P43"><text:span text:style-name="T41">b is Const <text:s text:c="6"/>=&gt; we can't change it</text:span></text:p>
            </text:list-item>
            <text:list-item>
              <text:p text:style-name="P43"><text:span text:style-name="T41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 xml:id="id18" draw:id="id18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</text:span><text:span text:style-name="T3">passing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7.979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4">By value</text:p>
              </table:table-cell>
              <table:table-cell>
                <text:p text:style-name="P14">By reference</text:p>
              </table:table-cell>
              <table:table-cell>
                <text:p text:style-name="P14">By const reference</text:p>
              </table:table-cell>
            </table:table-row>
            <table:table-row table:style-name="ro1" table:default-cell-style-name="ce1">
              <table:table-cell table:style-name="ce2">
                <text:p text:style-name="P15">void f (Point x) {…}</text:p>
              </table:table-cell>
              <table:table-cell>
                <text:p text:style-name="P15">void f (Point&amp; x) {…} </text:p>
              </table:table-cell>
              <table:table-cell>
                <text:p text:style-name="P15">void f (const Point&amp; x) {…} </text:p>
              </table:table-cell>
            </table:table-row>
            <table:table-row table:style-name="ro1" table:default-cell-style-name="ce6">
              <table:table-cell table:style-name="ce5">
                <text:p text:style-name="P45">x is copied</text:p>
              </table:table-cell>
              <table:table-cell>
                <text:p text:style-name="P45">x is not copied</text:p>
              </table:table-cell>
              <table:table-cell>
                <text:p text:style-name="P45">x is not copied</text:p>
              </table:table-cell>
            </table:table-row>
            <table:table-row table:style-name="ro1" table:default-cell-style-name="ce6">
              <table:table-cell table:style-name="ce5">
                <text:p text:style-name="P45">Compiler <text:span text:style-name="T42">lets</text:span> f modify x, but changes have no effect outside</text:p>
              </table:table-cell>
              <table:table-cell>
                <text:p text:style-name="P45">f can modify x</text:p>
              </table:table-cell>
              <table:table-cell>
                <text:p text:style-name="P45">compiler does not let f modify x</text:p>
              </table:table-cell>
            </table:table-row>
            <table:table-row table:style-name="ro1">
              <table:table-cell table:style-name="ce2"/>
              <table:table-cell table:style-name="ce4"/>
              <table:table-cell table:style-name="ce3"/>
            </table:table-row>
            <table:table-row table:style-name="ro1">
              <table:table-cell table:style-name="ce2"/>
              <table:table-cell table:style-name="ce4"/>
              <table:table-cell table:style-name="ce3"/>
            </table:table-row>
            <table:table-row table:style-name="ro2">
              <table:table-cell table:style-name="ce2"/>
              <table:table-cell table:style-name="ce3"/>
              <table:table-cell table:style-name="ce4"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 xml:id="id19" draw:id="id19">
        <office:forms form:automatic-focus="false" form:apply-design-mode="false"/>
        <draw:custom-shape draw:name="TextBox 6" draw:style-name="gr8" draw:text-style-name="P34" draw:layer="layout" svg:width="24.341cm" svg:height="18.333cm" svg:x="0.423cm" svg:y="0cm">
          <text:p text:style-name="P23"><text:span text:style-name="T34">Point&amp; add(Point&amp; a, </text:span><text:span text:style-name="T33">const</text:span><text:span text:style-name="T34"> Point&amp; b) </text:span><text:span text:style-name="T34"><text:line-break/></text:span><text:span text:style-name="T34">{ </text:span><text:span text:style-name="T34"><text:line-break/></text:span><text:span text:style-name="T34">   </text:span><text:span text:style-name="T32">// a is reference, b is a const ref </text:span><text:span text:style-name="T32"><text:line-break/></text:span><text:span text:style-name="T32"> <text:s text:c="2"/></text:span><text:span text:style-name="T34">a._x+=b._x; </text:span><text:span text:style-name="T34"><text:line-break/></text:span><text:span text:style-name="T34">   a._y+=b._y; </text:span><text:span text:style-name="T34"><text:line-break/></text:span><text:span text:style-name="T34">   </text:span><text:span text:style-name="T33">return</text:span><text:span text:style-name="T34"> a; </text:span><text:span text:style-name="T34"><text:line-break/></text:span><text:span text:style-name="T34">}</text:span></text:p>
          <text:p text:style-name="P23"><text:span text:style-name="T34"><text:s/>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Point p1(</text:span><text:span text:style-name="T36">2</text:span><text:span text:style-name="T34">,</text:span><text:span text:style-name="T36">3</text:span><text:span text:style-name="T34">), p2(</text:span><text:span text:style-name="T36">4</text:span><text:span text:style-name="T34">,</text:span><text:span text:style-name="T36">5</text:span><text:span text:style-name="T34">), p3(</text:span><text:span text:style-name="T36">0</text:span><text:span text:style-name="T34">,</text:span><text:span text:style-name="T36">1</text:span><text:span text:style-name="T34">); </text:span><text:span text:style-name="T34"><text:line-break/></text:span><text:span text:style-name="T34">   add(add(p1,p2),p3); <text:s text:c="9"/></text:span><text:span text:style-name="T32">// now p1 is (6,9) </text:span><text:span text:style-name="T32"><text:line-break/></text:span><text:span text:style-name="T32"> <text:s text:c="2"/></text:span><text:span text:style-name="T34">cout &lt;&lt; add(p1,p2).getX(); <text:s text:c="2"/></text:span><text:span text:style-name="T32">// note the syntax</text:span></text:p>
          <text:p text:style-name="P23"><text:span text:style-name="T34"><text:s text:c="3"/></text:span><text:span text:style-name="T34">... </text:span><text:span text:style-name="T32"><text:s/></text:span><text:span text:style-name="T32"><text:line-break/></text:span><text:span text:style-name="T3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 xml:id="id20" draw:id="id2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 xml:id="id21" draw:id="id2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</text:span><text:span text:style-name="T3">variables – </text:span><text:span text:style-name="T3">like in c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6" draw:layer="layout" svg:width="24.129cm" svg:height="15.662cm" svg:x="0.635cm" svg:y="2.752cm" presentation:class="outline" presentation:user-transformed="true">
          <draw:text-box>
            <text:p text:style-name="P27"><text:span text:style-name="T43">int</text:span><text:span text:style-name="T44"> * </text:span><text:span text:style-name="T43">const</text:span><text:span text:style-name="T44"> p1 = &amp;i; </text:span><text:span text:style-name="T45">// a const <text:s/></text:span></text:p>
            <text:p text:style-name="P27"><text:span text:style-name="T45">// pointer to an un-const variable </text:span></text:p>
            <text:list text:style-name="L10">
              <text:list-item>
                <text:p text:style-name="P27"><text:span text:style-name="T44">p1++; </text:span><text:span text:style-name="T45">// c.error </text:span></text:p>
              </text:list-item>
              <text:list-item>
                <text:p text:style-name="P27"><text:span text:style-name="T44">(*p1)++; </text:span><text:span text:style-name="T45">// ok </text:span></text:p>
              </text:list-item>
            </text:list>
            <text:p text:style-name="P27"><text:span text:style-name="T43">const</text:span><text:span text:style-name="T44"> </text:span><text:span text:style-name="T43">int</text:span><text:span text:style-name="T44"> * p2 = &amp;b; </text:span><text:span text:style-name="T45">// an un-const </text:span></text:p>
            <text:p text:style-name="P27"><text:span text:style-name="T45">// pointer to a const variable </text:span></text:p>
            <text:list text:style-name="L11">
              <text:list-item>
                <text:p text:style-name="P27"><text:span text:style-name="T44">p2++; </text:span><text:span text:style-name="T45">// ok</text:span></text:p>
              </text:list-item>
              <text:list-item>
                <text:p text:style-name="P27"><text:span text:style-name="T44">(*p2)++; </text:span><text:span text:style-name="T45">// c.error </text:span></text:p>
              </text:list-item>
            </text:list>
            <text:p text:style-name="P27"><text:span text:style-name="T43">const</text:span><text:span text:style-name="T44"> </text:span><text:span text:style-name="T43">int</text:span><text:span text:style-name="T44"> * </text:span><text:span text:style-name="T43">const</text:span><text:span text:style-name="T44"> p3 = &amp;b; </text:span><text:span text:style-name="T45">// a const // pointer to a const variable 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 xml:id="id22" draw:id="id2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</text:span><text:span text:style-name="T3">objects &amp; </text:span><text:span text:style-name="T3">functions </text:span><text:span text:style-name="T3">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6" draw:layer="layout" svg:width="24.129cm" svg:height="15.662cm" svg:x="0.635cm" svg:y="2.752cm" presentation:class="outline" presentation:user-transformed="true">
          <draw:text-box>
            <text:p text:style-name="P25"><text:span text:style-name="T22">class</text:span><text:span text:style-name="T23"> A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1() </text:span><text:span text:style-name="T22">const</text:span><text:span text:style-name="T23">; </text:span><text:span text:style-name="T23"><text:line-break/></text:span><text:span text:style-name="T23">   </text:span><text:span text:style-name="T22">void</text:span><text:span text:style-name="T23"> foo2(); </text:span><text:span text:style-name="T23"><text:line-break/></text:span><text:span text:style-name="T23">}; </text:span><text:span text:style-name="T23"><text:line-break/></text:span><text:span text:style-name="T22">void</text:span><text:span text:style-name="T23"> A::foo1() </text:span><text:span text:style-name="T22">const</text:span><text:span text:style-name="T23"> </text:span><text:span text:style-name="T23"><text:line-break/></text:span><text:span text:style-name="T23">{ </text:span><text:span text:style-name="T23"><text:line-break/></text:span><text:span text:style-name="T23">} </text:span><text:span text:style-name="T23"><text:line-break/></text:span><text:span text:style-name="T22">void</text:span><text:span text:style-name="T23"> A::foo2() </text:span><text:span text:style-name="T23"><text:line-break/></text:span><text:span text:style-name="T23">{ </text:span><text:span text:style-name="T23"><text:line-break/></text:span><text:span text:style-name="T23">} </text:span></text:p>
          </draw:text-box>
        </draw:frame>
        <draw:line draw:name="Line 4" draw:style-name="gr7" draw:text-style-name="P11" draw:layer="layout" svg:x1="11.804cm" svg:y1="3.598cm" svg:x2="11.893cm" svg:y2="17.846cm">
          <text:p/>
        </draw:line>
        <draw:custom-shape draw:name="Text Box 5" draw:style-name="gr6" draw:text-style-name="P11" draw:layer="layout" svg:width="12.99cm" svg:height="21.856cm" svg:x="11.853cm" svg:y="3.598cm">
          <text:p text:style-name="P23"><text:span text:style-name="T46">int</text:span><text:span text:style-name="T47"> main() </text:span><text:span text:style-name="T47"><text:line-break/></text:span><text:span text:style-name="T47">{ </text:span><text:span text:style-name="T47"><text:line-break/></text:span><text:span text:style-name="T47">   A a; </text:span><text:span text:style-name="T47"><text:line-break/></text:span><text:span text:style-name="T47">   </text:span><text:span text:style-name="T46">const</text:span><text:span text:style-name="T47"> A ca; </text:span><text:span text:style-name="T47"><text:line-break/></text:span><text:span text:style-name="T47">   a.foo1(); </text:span><text:span text:style-name="T47"><text:line-break/></text:span><text:span text:style-name="T47">   a.foo2(); </text:span><text:span text:style-name="T47"><text:line-break/></text:span><text:span text:style-name="T47">   ca.foo1(); </text:span><text:span text:style-name="T47"><text:line-break/></text:span><text:span text:style-name="T47">   </text:span><text:span text:style-name="T48">ca.foo2(); </text:span></text:p>
          <text:p text:style-name="P23"><text:span text:style-name="T48"><text:s text:c="4"/></text:span><text:span text:style-name="T49">// comp. error </text:span><text:span text:style-name="T49"><text:line-break/></text:span><text:span text:style-name="T47">} </text:span><text:span text:style-name="T47"><text:line-break/></text:span><text:span text:style-name="T47"><text:line-break/></text:span><text:span text:style-name="T47"><text:line-break/></text:span><text:span text:style-name="T47"/></text:p>
          <text:p text:style-name="P23"><text:span text:style-name="T47"><text:line-break/></text:span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 xml:id="id23" draw:id="id2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</text:span><text:span text:style-name="T3">objects &amp; </text:span><text:span text:style-name="T3">functions </text:span><text:span text:style-name="T3">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6" draw:layer="layout" svg:width="24.129cm" svg:height="15.662cm" svg:x="0.635cm" svg:y="2.752cm" presentation:class="outline" presentation:user-transformed="true">
          <draw:text-box>
            <text:p text:style-name="P27"><text:span text:style-name="T30">class</text:span><text:span text:style-name="T31"> A </text:span><text:span text:style-name="T31"><text:line-break/></text:span><text:span text:style-name="T31">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0">void</text:span><text:span text:style-name="T31"> foo() </text:span><text:span text:style-name="T30">const</text:span><text:span text:style-name="T31">; </text:span><text:span text:style-name="T31"><text:line-break/></text:span><text:span text:style-name="T31">   </text:span><text:span text:style-name="T30">void</text:span><text:span text:style-name="T31"> foo(); </text:span><text:span text:style-name="T31"><text:line-break/></text:span><text:span text:style-name="T31">}; </text:span><text:span text:style-name="T31"><text:line-break/></text:span><text:span text:style-name="T30">void</text:span><text:span text:style-name="T31"> A::foo() </text:span><text:span text:style-name="T30">const</text:span><text:span text:style-name="T31"> </text:span><text:span text:style-name="T31"><text:line-break/></text:span><text:span text:style-name="T31">{ </text:span><text:span text:style-name="T31"><text:line-break/></text:span><text:span text:style-name="T31">   cout &lt;&lt; </text:span><text:span text:style-name="T50">"const foo\n";</text:span><text:span text:style-name="T31"> </text:span><text:span text:style-name="T31"><text:line-break/></text:span><text:span text:style-name="T31">} </text:span><text:span text:style-name="T31"><text:line-break/></text:span><text:span text:style-name="T30">void</text:span><text:span text:style-name="T31"> A::foo() </text:span><text:span text:style-name="T31"><text:line-break/></text:span><text:span text:style-name="T31">{ </text:span><text:span text:style-name="T31"><text:line-break/></text:span><text:span text:style-name="T31">   cout &lt;&lt; </text:span><text:span text:style-name="T50">"foo\n"</text:span><text:span text:style-name="T31">; </text:span><text:span text:style-name="T31"><text:line-break/></text:span><text:span text:style-name="T31">} </text:span></text:p>
          </draw:text-box>
        </draw:frame>
        <draw:line draw:name="Line 4" draw:style-name="gr7" draw:text-style-name="P11" draw:layer="layout" svg:x1="12.823cm" svg:y1="3.598cm" svg:x2="12.911cm" svg:y2="17.846cm">
          <text:p/>
        </draw:line>
        <draw:custom-shape draw:name="Text Box 5" draw:style-name="gr6" draw:text-style-name="P11" draw:layer="layout" svg:width="11.72cm" svg:height="14.985cm" svg:x="13.123cm" svg:y="3.598cm">
          <text:p text:style-name="P23"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A a; </text:span><text:span text:style-name="T34"><text:line-break/></text:span><text:span text:style-name="T34">   </text:span><text:span text:style-name="T33">const</text:span><text:span text:style-name="T34"> A ca; </text:span><text:span text:style-name="T34"><text:line-break/></text:span><text:span text:style-name="T34">   a.foo (); </text:span><text:span text:style-name="T34"><text:line-break/></text:span><text:span text:style-name="T34">   ca.foo();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><text:line-break/></text:span><text:span text:style-name="T34"/></text:p>
          <text:p text:style-name="P23"><text:span text:style-name="T34"><text:line-break/></text:span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48" draw:layer="layout" svg:width="9.842cm" svg:height="4.612cm" svg:x="13.97cm" svg:y="13.794cm">
          <text:p text:style-name="P46"><text:span text:style-name="T51">// output</text:span></text:p>
          <text:p text:style-name="P47"><text:span text:style-name="T52">foo</text:span></text:p>
          <text:p text:style-name="P47"><text:span text:style-name="T52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 xml:id="id24" draw:id="id24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25"><text:span text:style-name="T53">Overload resolution, again:</text:span></text:p>
            <text:p text:style-name="P49"><text:span text:style-name="T53"/></text:p>
            <text:p text:style-name="P25"><text:span text:style-name="T44">A::foo(A* </text:span><text:span text:style-name="T43">this</text:span><text:span text:style-name="T44">) </text:span><text:span text:style-name="T44"><text:line-break/></text:span><text:span text:style-name="T44"/></text:p>
            <text:p text:style-name="P25"><text:span text:style-name="T44">A::foo(</text:span><text:span text:style-name="T43">const</text:span><text:span text:style-name="T44"> A* </text:span><text:span text:style-name="T43">this</text:span><text:span text:style-name="T44">)</text:span></text:p>
            <text:p text:style-name="P25"><text:span text:style-name="T44"><text:line-break/></text:span><text:span text:style-name="T44"/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 xml:id="id25" draw:id="id2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const ref. to </text:span><text:span text:style-name="T3">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50" draw:layer="layout" svg:width="24.129cm" svg:height="15.662cm" svg:x="0.635cm" svg:y="2.752cm" presentation:class="outline" presentation:user-transformed="true">
          <draw:text-box>
            <text:p text:style-name="P27"><text:span text:style-name="T30">class</text:span><text:span text:style-name="T31"> Buffer { </text:span><text:span text:style-name="T31"><text:line-break/></text:span><text:span text:style-name="T31">   </text:span><text:span text:style-name="T30">size_t </text:span><text:span text:style-name="T31">_length; </text:span><text:span text:style-name="T31"><text:line-break/></text:span><text:span text:style-name="T31">   </text:span><text:span text:style-name="T30">int</text:span><text:span text:style-name="T31"> *_buf; </text:span></text:p>
            <text:p text:style-name="P27"><text:span text:style-name="T31"><text:line-break/></text:span><text:span text:style-name="T30">public</text:span><text:span text:style-name="T31">: </text:span><text:span text:style-name="T31"><text:line-break/></text:span><text:span text:style-name="T31">   Buffer (</text:span><text:span text:style-name="T30">size_t</text:span><text:span text:style-name="T31"> l): </text:span><text:span text:style-name="T31"><text:line-break/></text:span><text:span text:style-name="T31">   _length (l),</text:span></text:p>
            <text:p text:style-name="P27"><text:span text:style-name="T31"><text:s text:c="3"/></text:span><text:span text:style-name="T31">_buf (</text:span><text:span text:style-name="T30">new</text:span><text:span text:style-name="T31"> </text:span><text:span text:style-name="T30">int</text:span><text:span text:style-name="T31"> [l])  {  } </text:span></text:p>
            <text:p text:style-name="P27"><text:span text:style-name="T31"><text:line-break/></text:span><text:span text:style-name="T31">   </text:span><text:span text:style-name="T30">const</text:span><text:span text:style-name="T31"> </text:span><text:span text:style-name="T30">int</text:span><text:span text:style-name="T31">&amp; get(</text:span><text:span text:style-name="T30">size_t</text:span><text:span text:style-name="T31"> i) </text:span><text:span text:style-name="T30">const</text:span><text:span text:style-name="T31"> { </text:span><text:span text:style-name="T31"><text:line-break/></text:span><text:span text:style-name="T31">      </text:span><text:span text:style-name="T30">return</text:span><text:span text:style-name="T31"> _buf[i]; </text:span><text:span text:style-name="T31"><text:line-break/></text:span><text:span text:style-name="T31">   } </text:span><text:span text:style-name="T31"><text:line-break/></text:span><text:span text:style-name="T31">}; </text:span></text:p>
          </draw:text-box>
        </draw:frame>
        <draw:custom-shape draw:name="Text Box 4" draw:style-name="gr6" draw:text-style-name="P11" draw:layer="layout" svg:width="14.287cm" svg:height="15.186cm" svg:x="12.171cm" svg:y="3.175cm">
          <text:p text:style-name="P23"><text:span text:style-name="T33">int</text:span><text:span text:style-name="T34"> main () </text:span><text:span text:style-name="T34"><text:line-break/></text:span><text:span text:style-name="T34">{ </text:span><text:span text:style-name="T34"><text:line-break/></text:span><text:span text:style-name="T34">   Buffer buf(</text:span><text:span text:style-name="T36">5</text:span><text:span text:style-name="T34">); </text:span><text:span text:style-name="T34"><text:line-break/></text:span><text:span text:style-name="T34">   buf.get(</text:span><text:span text:style-name="T36">0</text:span><text:span text:style-name="T34">) = </text:span><text:span text:style-name="T36">3</text:span><text:span text:style-name="T34">; </text:span><text:span text:style-name="T34"><text:line-break/></text:span><text:span text:style-name="T34"> <text:s text:c="9"/></text:span><text:span text:style-name="T32">// illegal </text:span><text:span text:style-name="T32"><text:line-break/></text:span><text:span text:style-name="T32"> <text:s text:c="2"/></text:span><text:span text:style-name="T34">std::cout &lt;&lt; </text:span></text:p>
          <text:p text:style-name="P23"><text:span text:style-name="T34"><text:s text:c="3"/></text:span><text:span text:style-name="T34">buf.get(</text:span><text:span text:style-name="T36">0</text:span><text:span text:style-name="T34">);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/></text:p>
          <text:p text:style-name="P23"><text:span text:style-name="T54"><text:line-break/></text:span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065cm" svg:y2="13.123cm">
          <text:p/>
        </draw:line>
        <draw:custom-shape draw:name="Line Callout 1 1" draw:style-name="gr15" draw:text-style-name="P51" draw:layer="layout" svg:width="4.55cm" svg:height="3.174cm" svg:x="14.471cm" svg:y="14.583cm">
          <text:p text:style-name="P35"><text:span text:style-name="T37">Why</text:span><text:span text:style-name="T37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pointers – like in c" draw:style-name="dp1" draw:master-page-name="כותרת_20_ותוכן" presentation:presentation-page-layout-name="AL2T11" xml:id="id26" draw:id="id2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</text:span><text:span text:style-name="T3">pointers – like in c</text:span></text:p>
          </draw:text-box>
        </draw:frame>
        <draw:frame draw:name="מציין מיקום של מספר שקופית 6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52" draw:layer="layout" svg:width="23.706cm" svg:height="15.874cm" svg:x="0.846cm" svg:y="2.54cm" presentation:class="outline" presentation:user-transformed="true">
          <draw:text-box>
            <text:p text:style-name="P27"><text:span text:style-name="T55">class</text:span><text:span text:style-name="T56"> B { </text:span><text:span text:style-name="T55">public</text:span><text:span text:style-name="T56">: </text:span></text:p>
            <text:p text:style-name="P27"><text:span text:style-name="T56"><text:s text:c="3"/></text:span><text:span text:style-name="T55">int</text:span><text:span text:style-name="T56"> _n; </text:span><text:span text:style-name="T56"><text:line-break/></text:span><text:span text:style-name="T56">};</text:span></text:p>
            <text:p text:style-name="P27"><text:span text:style-name="T56"><text:s/></text:span><text:span text:style-name="T56"><text:line-break/></text:span><text:span text:style-name="T55">class</text:span><text:span text:style-name="T56"> A { </text:span><text:span text:style-name="T55">public</text:span><text:span text:style-name="T56">: </text:span><text:span text:style-name="T56"><text:line-break/></text:span><text:span text:style-name="T56">   B* _p; </text:span><text:span text:style-name="T56"><text:line-break/></text:span><text:span text:style-name="T56">   A(); </text:span><text:span text:style-name="T56"><text:line-break/></text:span><text:span text:style-name="T56">   </text:span><text:span text:style-name="T55">void</text:span><text:span text:style-name="T56"> foo() </text:span><text:span text:style-name="T55">const</text:span><text:span text:style-name="T56">; </text:span><text:span text:style-name="T56"><text:line-break/></text:span><text:span text:style-name="T56">};</text:span></text:p>
            <text:p text:style-name="P27"><text:span text:style-name="T56"><text:s/></text:span><text:span text:style-name="T56"><text:line-break/></text:span><text:span text:style-name="T56">A::A() : _p(</text:span><text:span text:style-name="T55">new</text:span><text:span text:style-name="T56"> B) { </text:span><text:span text:style-name="T56"><text:line-break/></text:span><text:span text:style-name="T56">   _p-&gt;_n = </text:span><text:span text:style-name="T57">17</text:span><text:span text:style-name="T56">; </text:span><text:span text:style-name="T56"><text:line-break/></text:span><text:span text:style-name="T56">} </text:span><text:span text:style-name="T56"><text:line-break/></text:span><text:span text:style-name="T56"/></text:p>
          </draw:text-box>
        </draw:frame>
        <draw:line draw:name="Line 4" draw:style-name="gr7" draw:text-style-name="P11" draw:layer="layout" svg:x1="11.853cm" svg:y1="3.108cm" svg:x2="11.893cm" svg:y2="18.415cm">
          <text:p/>
        </draw:line>
        <draw:custom-shape draw:name="Rectangle 6" draw:style-name="gr16" draw:text-style-name="P53" draw:layer="layout" svg:width="11.641cm" svg:height="2.742cm" svg:x="0.254cm" svg:y="15.494cm">
          <text:p text:style-name="P46"><text:span text:style-name="T51">// output</text:span></text:p>
          <text:p text:style-name="P46"><text:span text:style-name="T52">17</text:span></text:p>
          <text:p text:style-name="P46"><text:span text:style-name="T52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54" draw:layer="layout" svg:width="9.68cm" svg:height="18.402cm" svg:x="13.942cm" svg:y="2.539cm">
          <draw:text-box>
            <text:p text:style-name="P27"><text:span text:style-name="T55">void</text:span><text:span text:style-name="T56"> A::foo() </text:span><text:span text:style-name="T55">const</text:span><text:span text:style-name="T56"> </text:span><text:span text:style-name="T56"><text:line-break/></text:span><text:span text:style-name="T56">{ </text:span><text:span text:style-name="T56"><text:line-break/></text:span><text:span text:style-name="T56">   </text:span><text:span text:style-name="T58">//_p+</text:span><text:span text:style-name="T58">+;//won’t </text:span><text:span text:style-name="T58">compile <text:s text:c="3"/></text:span><text:span text:style-name="T56">_p-</text:span><text:span text:style-name="T56">&gt;_n++; </text:span><text:span text:style-name="T58">// this </text:span><text:span text:style-name="T58">will ! </text:span><text:span text:style-name="T58"><text:line-break/></text:span><text:span text:style-name="T56">} </text:span></text:p>
            <text:p text:style-name="P27"><text:span text:style-name="T56"/></text:p>
            <text:p text:style-name="P27"><text:span text:style-name="T55">int</text:span><text:span text:style-name="T56"> main()</text:span><text:span text:style-name="T56"><text:line-break/></text:span><text:span text:style-name="T56">{ </text:span><text:span text:style-name="T56"><text:line-break/></text:span><text:span text:style-name="T56">   </text:span><text:span text:style-name="T55">const</text:span><text:span text:style-name="T56"> A a; </text:span><text:span text:style-name="T56"><text:line-break/></text:span><text:span text:style-name="T56"> <text:s text:c="2"/>cout &lt;&lt; </text:span><text:span text:style-name="T56"><text:line-break/></text:span><text:span text:style-name="T56"> <text:s text:c="3"/>   a._p-&gt;_n </text:span><text:span text:style-name="T56">&lt;&lt; endl; </text:span><text:span text:style-name="T56"><text:line-break/></text:span><text:span text:style-name="T56">   a.foo(); </text:span><text:span text:style-name="T56"><text:line-break/></text:span><text:span text:style-name="T56"> <text:s text:c="2"/>cout &lt;&lt; </text:span><text:span text:style-name="T56"><text:line-break/></text:span><text:span text:style-name="T56"> <text:s text:c="2"/>   a._p-&gt;_n </text:span><text:span text:style-name="T56">&lt;&lt; endl; </text:span></text:p>
            <text:p text:style-name="P27"><text:span text:style-name="T56">}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references" draw:style-name="dp1" draw:master-page-name="כותרת_20_ותוכן" presentation:presentation-page-layout-name="AL2T11" xml:id="id27" draw:id="id27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</text:span><text:span text:style-name="T3">objects with </text:span><text:span text:style-name="T3">references</text:span></text:p>
          </draw:text-box>
        </draw:frame>
        <draw:frame draw:name="מציין מיקום של מספר שקופית 6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27"><text:span text:style-name="T30">class</text:span><text:span text:style-name="T31"> A </text:span><text:span text:style-name="T31"><text:line-break/></text:span><text:span text:style-name="T31">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0">int</text:span><text:span text:style-name="T31"> &amp; _i; </text:span><text:span text:style-name="T31"><text:line-break/></text:span><text:span text:style-name="T31">   A(</text:span><text:span text:style-name="T30">int</text:span><text:span text:style-name="T31"> &amp;i); </text:span><text:span text:style-name="T31"><text:line-break/></text:span><text:span text:style-name="T31">   </text:span><text:span text:style-name="T30">void</text:span><text:span text:style-name="T31"> foo() </text:span><text:span text:style-name="T30">const</text:span><text:span text:style-name="T31">; </text:span><text:span text:style-name="T31"><text:line-break/></text:span><text:span text:style-name="T31">}; </text:span><text:span text:style-name="T31"><text:line-break/></text:span><text:span text:style-name="T31">A::A(</text:span><text:span text:style-name="T30">int</text:span><text:span text:style-name="T31"> &amp;i) : _i(i) </text:span><text:span text:style-name="T31"><text:line-break/></text:span><text:span text:style-name="T31">{ </text:span><text:span text:style-name="T31"><text:line-break/></text:span><text:span text:style-name="T31">    </text:span><text:span text:style-name="T31"><text:line-break/></text:span><text:span text:style-name="T31">} </text:span><text:span text:style-name="T31"><text:line-break/></text:span><text:span text:style-name="T30">void</text:span><text:span text:style-name="T31"> A::foo() </text:span><text:span text:style-name="T30">const</text:span><text:span text:style-name="T31"> </text:span><text:span text:style-name="T31"><text:line-break/></text:span><text:span text:style-name="T31">{ </text:span><text:span text:style-name="T31"><text:line-break/></text:span><text:span text:style-name="T31">   _i++; </text:span><text:span text:style-name="T31"><text:line-break/></text:span><text:span text:style-name="T31">} </text:span><text:span text:style-name="T31"><text:line-break/></text:span><text:span text:style-name="T30">int</text:span><text:span text:style-name="T31"> main() </text:span><text:span text:style-name="T31"><text:line-break/></text:span><text:span text:style-name="T31">{ </text:span><text:span text:style-name="T31"><text:line-break/></text:span><text:span text:style-name="T31">   </text:span><text:span text:style-name="T30">int</text:span><text:span text:style-name="T31"> i = </text:span><text:span text:style-name="T59">5</text:span><text:span text:style-name="T31">; </text:span><text:span text:style-name="T31"><text:line-break/></text:span><text:span text:style-name="T31">   </text:span><text:span text:style-name="T30">const</text:span><text:span text:style-name="T31"> A a (i); </text:span><text:span text:style-name="T31"><text:line-break/></text:span><text:span text:style-name="T31">   std::cout &lt;&lt; </text:span><text:span text:style-name="T31"><text:line-break/></text:span><text:span text:style-name="T31">   a._i &lt;&lt; std::endl; </text:span><text:span text:style-name="T31"><text:line-break/></text:span><text:span text:style-name="T31">   a.foo(); </text:span><text:span text:style-name="T31"><text:line-break/></text:span><text:span text:style-name="T31">   std::cout &lt;&lt; </text:span><text:span text:style-name="T31"><text:line-break/></text:span><text:span text:style-name="T31">   a._i &lt;&lt; std::endl; </text:span><text:span text:style-name="T31"><text:line-break/></text:span><text:span text:style-name="T31">} </text:span></text:p>
          </draw:text-box>
        </draw:frame>
        <draw:line draw:name="Line 4" draw:style-name="gr7" draw:text-style-name="P11" draw:layer="layout" svg:x1="11.853cm" svg:y1="3.32cm" svg:x2="11.893cm" svg:y2="18.203cm">
          <text:p/>
        </draw:line>
        <draw:custom-shape draw:name="Rectangle 6" draw:style-name="gr18" draw:text-style-name="P55" draw:layer="layout" svg:width="12.382cm" svg:height="2.742cm" svg:x="12.171cm" svg:y="15.663cm">
          <text:p text:style-name="P46"><text:span text:style-name="T51">// output</text:span></text:p>
          <text:p text:style-name="P47"><text:span text:style-name="T52">5</text:span></text:p>
          <text:p text:style-name="P47"><text:span text:style-name="T5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." draw:style-name="dp1" draw:master-page-name="כותרת_20_ותוכן" presentation:presentation-page-layout-name="AL2T11" xml:id="id28" draw:id="id28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</text:span><text:span text:style-name="T3">of const </text:span><text:span text:style-name="T3">and ref.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6" draw:layer="layout" svg:width="24.129cm" svg:height="15.662cm" svg:x="0.635cm" svg:y="2.752cm" presentation:class="outline" presentation:user-transformed="true">
          <draw:text-box>
            <text:p text:style-name="P27"><text:span text:style-name="T30">class</text:span><text:span text:style-name="T31"> A </text:span><text:span text:style-name="T31"><text:line-break/></text:span><text:span text:style-name="T31">{ </text:span><text:span text:style-name="T31"><text:line-break/></text:span><text:span text:style-name="T31">   </text:span><text:span text:style-name="T30">int</text:span><text:span text:style-name="T31">&amp; _a; </text:span><text:span text:style-name="T31"><text:line-break/></text:span><text:span text:style-name="T31">   </text:span><text:span text:style-name="T30">const</text:span><text:span text:style-name="T31"> </text:span><text:span text:style-name="T30">int</text:span><text:span text:style-name="T31"> _b; </text:span><text:span text:style-name="T31"><text:line-break/></text:span><text:span text:style-name="T30">public</text:span><text:span text:style-name="T31">: </text:span><text:span text:style-name="T31"><text:line-break/></text:span><text:span text:style-name="T31">   A(</text:span><text:span text:style-name="T30">int</text:span><text:span text:style-name="T31">&amp; a); </text:span><text:span text:style-name="T31"><text:line-break/></text:span><text:span text:style-name="T31">}; </text:span><text:span text:style-name="T31"><text:line-break/></text:span><text:span text:style-name="T31">A::A(</text:span><text:span text:style-name="T30">int</text:span><text:span text:style-name="T31">&amp; a) </text:span><text:span text:style-name="T31"><text:line-break/></text:span><text:span text:style-name="T31">{ </text:span><text:span text:style-name="T31"><text:line-break/></text:span><text:span text:style-name="T31">   _a = a; </text:span><text:span text:style-name="T31"><text:line-break/></text:span><text:span text:style-name="T31">   _b = </text:span><text:span text:style-name="T59">5</text:span><text:span text:style-name="T31">; </text:span><text:span text:style-name="T31"><text:line-break/></text:span><text:span text:style-name="T31">} </text:span><text:span text:style-name="T31"><text:line-break/></text:span><text:span text:style-name="T31"><text:line-break/></text:span><text:span text:style-name="T31"><text:line-break/></text:span><text:span text:style-name="T31"/></text:p>
            <text:p text:style-name="P27"><text:span text:style-name="T31"><text:line-break/></text:span><text:span text:style-name="T31"/></text:p>
          </draw:text-box>
        </draw:frame>
        <draw:line draw:name="Line 5" draw:style-name="gr7" draw:text-style-name="P11" draw:layer="layout" svg:x1="13.123cm" svg:y1="2.54cm" svg:x2="13.124cm" svg:y2="18.415cm">
          <text:p/>
        </draw:line>
        <draw:custom-shape draw:name="Rectangle 8" draw:style-name="gr19" draw:text-style-name="P57" draw:layer="layout" svg:width="23.185cm" svg:height="5.079cm" svg:x="1.79cm" svg:y="13.97cm">
          <text:p text:style-name="P56"><text:span text:style-name="T60">// compilation error</text:span></text:p>
          <text:p text:style-name="P56"><text:span text:style-name="T61">Const and ref vars must initialized in their declaration (when they are created): </text:span></text:p>
          <text:p text:style-name="P56"><text:span text:style-name="T61">For fields of a class it’s in the initialization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" draw:style-name="dp1" draw:master-page-name="כותרת_20_ותוכן" presentation:presentation-page-layout-name="AL2T11" xml:id="id29" draw:id="id29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</text:span><text:span text:style-name="T3">of const </text:span><text:span text:style-name="T3">and ref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6" draw:layer="layout" svg:width="24.129cm" svg:height="15.662cm" svg:x="0.635cm" svg:y="2.752cm" presentation:class="outline" presentation:user-transformed="true">
          <draw:text-box>
            <text:p text:style-name="P27"><text:span text:style-name="T30">class</text:span><text:span text:style-name="T31"> A </text:span><text:span text:style-name="T31"><text:line-break/></text:span><text:span text:style-name="T31">{ </text:span><text:span text:style-name="T31"><text:line-break/></text:span><text:span text:style-name="T31">   </text:span><text:span text:style-name="T30">int</text:span><text:span text:style-name="T31">&amp; _a; </text:span><text:span text:style-name="T31"><text:line-break/></text:span><text:span text:style-name="T31">   </text:span><text:span text:style-name="T30">const</text:span><text:span text:style-name="T31"> </text:span><text:span text:style-name="T30">int</text:span><text:span text:style-name="T31"> _b; </text:span><text:span text:style-name="T31"><text:line-break/></text:span><text:span text:style-name="T30">public</text:span><text:span text:style-name="T31">: </text:span><text:span text:style-name="T31"><text:line-break/></text:span><text:span text:style-name="T31">   A(</text:span><text:span text:style-name="T30">int</text:span><text:span text:style-name="T31">&amp; a); </text:span><text:span text:style-name="T31"><text:line-break/></text:span><text:span text:style-name="T31">}; </text:span><text:span text:style-name="T31"><text:line-break/></text:span><text:span text:style-name="T31">A::A(</text:span><text:span text:style-name="T30">int</text:span><text:span text:style-name="T31">&amp; a) </text:span><text:span text:style-name="T31"><text:line-break/></text:span><text:span text:style-name="T31">{ </text:span><text:span text:style-name="T31"><text:line-break/></text:span><text:span text:style-name="T31">   _a = a; </text:span><text:span text:style-name="T31"><text:line-break/></text:span><text:span text:style-name="T31">   _b = </text:span><text:span text:style-name="T59">5</text:span><text:span text:style-name="T31">; </text:span><text:span text:style-name="T31"><text:line-break/></text:span><text:span text:style-name="T31">} </text:span><text:span text:style-name="T31"><text:line-break/></text:span><text:span text:style-name="T31"><text:line-break/></text:span><text:span text:style-name="T31"><text:line-break/></text:span><text:span text:style-name="T31"/></text:p>
            <text:p text:style-name="P27"><text:span text:style-name="T31"><text:line-break/></text:span><text:span text:style-name="T31"/></text:p>
          </draw:text-box>
        </draw:frame>
        <draw:line draw:name="Line 5" draw:style-name="gr7" draw:text-style-name="P11" draw:layer="layout" svg:x1="13.123cm" svg:y1="2.54cm" svg:x2="13.124cm" svg:y2="18.415cm">
          <text:p/>
        </draw:line>
        <draw:custom-shape draw:name="Rectangle 8" draw:style-name="gr20" draw:text-style-name="P58" draw:layer="layout" svg:width="11.12cm" svg:height="5.079cm" svg:x="1.79cm" svg:y="13.97cm">
          <text:p text:style-name="P56"><text:span text:style-name="T60">// compilati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11" draw:layer="layout" svg:width="11.641cm" svg:height="14.181cm" svg:x="13.758cm" svg:y="2.54cm">
          <text:p text:style-name="P29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&amp; _a; </text:span><text:span text:style-name="T34"><text:line-break/></text:span><text:span text:style-name="T34">   </text:span><text:span text:style-name="T33">const</text:span><text:span text:style-name="T34"> </text:span><text:span text:style-name="T33">int</text:span><text:span text:style-name="T34"> _b; </text:span><text:span text:style-name="T34"><text:line-break/></text:span><text:span text:style-name="T33">public</text:span><text:span text:style-name="T34">: </text:span><text:span text:style-name="T34"><text:line-break/></text:span><text:span text:style-name="T34">   A(</text:span><text:span text:style-name="T33">int</text:span><text:span text:style-name="T34">&amp; a); </text:span><text:span text:style-name="T34"><text:line-break/></text:span><text:span text:style-name="T34">}; </text:span><text:span text:style-name="T34"><text:line-break/></text:span><text:span text:style-name="T34">A::A(</text:span><text:span text:style-name="T33">int</text:span><text:span text:style-name="T34">&amp; a) <text:s/></text:span><text:span text:style-name="T34"><text:line-break/></text:span><text:span text:style-name="T34"> : _a(a), _b(</text:span><text:span text:style-name="T36">5</text:span><text:span text:style-name="T34">) </text:span><text:span text:style-name="T34"><text:line-break/></text:span><text:span text:style-name="T34">{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><text:line-break/></text:span><text:span text:style-name="T34"/></text:p>
          <text:p text:style-name="P29"><text:span text:style-name="T54"><text:line-break/></text:span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59" draw:layer="layout" svg:width="11.12cm" svg:height="5.079cm" svg:x="13.758cm" svg:y="13.97cm">
          <text:p text:style-name="P56"><text:span text:style-name="T62">// compiles 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23" draw:text-style-name="P11" draw:layer="layout" svg:width="7.407cm" svg:height="1.057cm" svg:x="13.758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 xml:id="id30" draw:id="id30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6" draw:layer="layout" svg:width="23.706cm" svg:height="15.874cm" svg:x="0.847cm" svg:y="2.54cm" presentation:class="outline" presentation:user-transformed="true">
          <draw:text-box>
            <text:list text:style-name="L12">
              <text:list-item>
                <text:p text:style-name="P60"><text:span text:style-name="T63">mutable </text:span><text:span text:style-name="T64">means that a variable can be changed by a const function (even if the object is const)</text:span></text:p>
              </text:list-item>
              <text:list-item>
                <text:p text:style-name="P60"><text:span text:style-name="T64">Can be applied only to </text:span><text:span text:style-name="T65">non-static and non-const data members of a class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 xml:id="id31" draw:id="id3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</text:span><text:span text:style-name="T3">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25"><text:span text:style-name="T63">class</text:span><text:span text:style-name="T66"> X</text:span></text:p>
            <text:p text:style-name="P25"><text:span text:style-name="T66">{ </text:span><text:span text:style-name="T66"><text:line-break/></text:span><text:span text:style-name="T63">public</text:span><text:span text:style-name="T66">:</text:span></text:p>
            <text:p text:style-name="P25"><text:span text:style-name="T66"><text:s text:c="2"/></text:span><text:span text:style-name="T66">...</text:span></text:p>
            <text:p text:style-name="P25"><text:span text:style-name="T66"><text:s text:c="2"/></text:span><text:span text:style-name="T66">X() : _fooAccessCount(0) {}</text:span></text:p>
            <text:p text:style-name="P25"><text:span text:style-name="T66"> </text:span></text:p>
            <text:p text:style-name="P25"><text:span text:style-name="T66">  </text:span><text:span text:style-name="T63">bool</text:span><text:span text:style-name="T66"> foo() </text:span><text:span text:style-name="T63">const</text:span><text:span text:style-name="T66"> </text:span><text:span text:style-name="T66"><text:line-break/></text:span><text:span text:style-name="T66">   { </text:span><text:span text:style-name="T66"><text:line-break/></text:span><text:span text:style-name="T66">      ++_fooAccessCount;</text:span></text:p>
            <text:p text:style-name="P25"><text:span text:style-name="T66"><text:s text:c="6"/></text:span><text:span text:style-name="T66">... </text:span><text:span text:style-name="T66"><text:line-break/></text:span><text:span text:style-name="T66">   } </text:span></text:p>
            <text:p text:style-name="P25"><text:span text:style-name="T66"><text:s text:c="3"/></text:span><text:span text:style-name="T63">unsigned int </text:span><text:span text:style-name="T66">fooAccessCount() { return _fooAccessCount; }</text:span><text:span text:style-name="T66"><text:line-break/></text:span><text:span text:style-name="T66"/></text:p>
            <text:p text:style-name="P25"><text:span text:style-name="T63">private</text:span><text:span text:style-name="T66">: </text:span><text:span text:style-name="T66"><text:line-break/></text:span><text:span text:style-name="T66">   </text:span><text:span text:style-name="T63">mutable unsigned int </text:span><text:span text:style-name="T66">_fooAccessCount; </text:span><text:span text:style-name="T66"><text:line-break/></text:span><text:span text:style-name="T66">}; </text:span><text:span text:style-name="T66"><text:line-break/></text:span><text:span text:style-name="T66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 xml:id="id32" draw:id="id32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</text:span><text:span text:style-name="T3">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6" draw:layer="layout" svg:width="23.706cm" svg:height="15.874cm" svg:x="0.847cm" svg:y="2.54cm" presentation:class="outline" presentation:user-transformed="true">
          <draw:text-box>
            <text:p text:style-name="P25"><text:span text:style-name="T63">class</text:span><text:span text:style-name="T66"> Shape</text:span></text:p>
            <text:p text:style-name="P25"><text:span text:style-name="T66">{ </text:span><text:span text:style-name="T66"><text:line-break/></text:span><text:span text:style-name="T63">public</text:span><text:span text:style-name="T66">:</text:span></text:p>
            <text:p text:style-name="P25"><text:span text:style-name="T66"><text:s text:c="2"/></text:span><text:span text:style-name="T66">...</text:span></text:p>
            <text:p text:style-name="P25"><text:span text:style-name="T63"><text:s text:c="2"/></text:span><text:span text:style-name="T63">void </text:span><text:span text:style-name="T66">set...(...) { _areaNeedUpdate= </text:span><text:span text:style-name="T63">true</text:span><text:span text:style-name="T66">; ... }</text:span><text:span text:style-name="T63"> </text:span><text:span text:style-name="T66">  </text:span></text:p>
            <text:p text:style-name="P25"><text:span text:style-name="T63"><text:s text:c="2"/></text:span><text:span text:style-name="T63">double</text:span><text:span text:style-name="T66"> area() </text:span><text:span text:style-name="T63">const</text:span><text:span text:style-name="T66"> </text:span><text:span text:style-name="T66"><text:line-break/></text:span><text:span text:style-name="T66">   { </text:span><text:span text:style-name="T66"><text:line-break/></text:span><text:span text:style-name="T66">      if (_areaNeedUpdate) {</text:span></text:p>
            <text:p text:style-name="P25"><text:span text:style-name="T66"><text:s text:c="9"/></text:span><text:span text:style-name="T66">...</text:span></text:p>
            <text:p text:style-name="P25"><text:span text:style-name="T66"><text:s text:c="9"/></text:span><text:span text:style-name="T66">_areaNeedUpdate= </text:span><text:span text:style-name="T63">false</text:span><text:span text:style-name="T66">;</text:span></text:p>
            <text:p text:style-name="P25"><text:span text:style-name="T66"><text:s text:c="6"/></text:span><text:span text:style-name="T66">}</text:span></text:p>
            <text:p text:style-name="P25"><text:span text:style-name="T66"><text:s text:c="6"/></text:span><text:span text:style-name="T66">return _area; </text:span><text:span text:style-name="T66"><text:line-break/></text:span><text:span text:style-name="T66">   } </text:span></text:p>
            <text:p text:style-name="P25"><text:span text:style-name="T63">private</text:span><text:span text:style-name="T66">: </text:span><text:span text:style-name="T66"><text:line-break/></text:span><text:span text:style-name="T66">   </text:span><text:span text:style-name="T63">mutable bool </text:span><text:span text:style-name="T66">_areaNeedUpdate= </text:span><text:span text:style-name="T63">true</text:span><text:span text:style-name="T66">;</text:span></text:p>
            <text:p text:style-name="P25"><text:span text:style-name="T66"><text:s text:c="3"/></text:span><text:span text:style-name="T63">mutable double </text:span><text:span text:style-name="T66">_area;</text:span><text:span text:style-name="T66"><text:line-break/></text:span><text:span text:style-name="T66">}; </text:span><text:span text:style-name="T66"><text:line-break/></text:span><text:span text:style-name="T66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כותרת_20_ותוכן" presentation:presentation-page-layout-name="AL2T11" xml:id="id33" draw:id="id33">
        <office:forms form:automatic-focus="false" form:apply-design-mode="false"/>
        <draw:frame presentation:style-name="pr11" draw:text-style-name="P62" draw:layer="layout" svg:width="23.706cm" svg:height="1.776cm" svg:x="0.847cm" svg:y="0.763cm" presentation:class="title" presentation:user-transformed="true">
          <draw:text-box>
            <text:p text:style-name="P61"><text:span text:style-name="T67">Copy </text:span><text:span text:style-name="T67">Construct</text:span><text:span text:style-name="T67">or</text:span></text:p>
          </draw:text-box>
        </draw:frame>
        <draw:frame draw:style-name="gr24" draw:text-style-name="P63" draw:layer="layout" svg:width="23.368cm" svg:height="7.361cm" svg:x="1.016cm" svg:y="3.556cm">
          <draw:text-box>
            <text:list text:style-name="L1">
              <text:list-item>
                <text:p><text:span text:style-name="T68">Called </text:span><text:span text:style-name="T68">whenever </text:span><text:span text:style-name="T68">an object of </text:span><text:span text:style-name="T68">type T is </text:span><text:span text:style-name="T68">copied.</text:span></text:p>
              </text:list-item>
              <text:list-item>
                <text:p><text:span text:style-name="T68">Copy </text:span><text:span text:style-name="T68">Constructor </text:span><text:span text:style-name="T68">to class T</text:span><text:span text:style-name="T68"><text:line-break/></text:span><text:span text:style-name="T68">gets as </text:span><text:span text:style-name="T68">argument </text:span><text:span text:style-name="T69">const T&amp;</text:span><text:span text:style-name="T68">.</text:span></text:p>
              </text:list-item>
              <text:list-item>
                <text:p><text:span text:style-name="T70">Why?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9">19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9">19/3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29</meta:editing-cycles>
    <meta:print-date>1999-11-04T13:06:28</meta:print-date>
    <meta:creation-date>1999-10-10T10:49:40</meta:creation-date>
    <dc:date>2018-03-19T08:27:12.875613177</dc:date>
    <meta:editing-duration>P27DT6H58M13S</meta:editing-duration>
    <meta:generator>LibreOffice/5.1.6.2$Linux_X86_64 LibreOffice_project/10m0$Build-2</meta:generator>
    <meta:document-statistic meta:object-count="257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